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</office:font-face-decls>
  <office:automatic-styles>
    <style:style style:name="P1" style:family="paragraph" style:parent-style-name="Standard">
      <style:paragraph-properties fo:margin-top="0in" fo:margin-bottom="0.0799in" loext:contextual-spacing="false" fo:line-height="115%" fo:hyphenation-ladder-count="no-limit"/>
      <style:text-properties style:font-name="Carlito" fo:hyphenate="true"/>
    </style:style>
    <style:style style:name="P2" style:family="paragraph" style:parent-style-name="Standard">
      <style:paragraph-properties fo:margin-top="0in" fo:margin-bottom="0.0799in" loext:contextual-spacing="false" fo:line-height="115%" fo:hyphenation-ladder-count="no-limit"/>
      <style:text-properties fo:hyphenate="true"/>
    </style:style>
    <style:style style:name="P3" style:family="paragraph" style:parent-style-name="Standard">
      <style:paragraph-properties fo:margin-top="0in" fo:margin-bottom="0.0799in" loext:contextual-spacing="false" fo:line-height="115%" fo:hyphenation-ladder-count="no-limit"/>
      <style:text-properties officeooo:paragraph-rsid="00246d48" fo:hyphenate="true"/>
    </style:style>
    <style:style style:name="P4" style:family="paragraph" style:parent-style-name="Standard">
      <style:paragraph-properties fo:margin-top="0in" fo:margin-bottom="0.0799in" loext:contextual-spacing="false" fo:line-height="115%" fo:hyphenation-ladder-count="no-limit"/>
      <style:text-properties officeooo:paragraph-rsid="00282544" fo:hyphenate="true"/>
    </style:style>
    <style:style style:name="P5" style:family="paragraph" style:parent-style-name="Standard">
      <style:paragraph-properties fo:margin-top="0in" fo:margin-bottom="0.0799in" loext:contextual-spacing="false" fo:line-height="115%" fo:hyphenation-ladder-count="no-limit"/>
      <style:text-properties officeooo:paragraph-rsid="002d4e7b" fo:hyphenate="true"/>
    </style:style>
    <style:style style:name="P6" style:family="paragraph" style:parent-style-name="Standard" style:master-page-name="MP0">
      <style:paragraph-properties fo:margin-top="0in" fo:margin-bottom="0.0799in" loext:contextual-spacing="false" fo:line-height="115%" fo:hyphenation-ladder-count="no-limit" style:page-number="auto" fo:break-before="page"/>
      <style:text-properties officeooo:paragraph-rsid="00282544" fo:hyphenate="true"/>
    </style:style>
    <style:style style:name="P7" style:family="paragraph" style:parent-style-name="Standard" style:list-style-name="L1">
      <style:paragraph-properties fo:margin-top="0in" fo:margin-bottom="0.0799in" loext:contextual-spacing="false" fo:line-height="115%" fo:hyphenation-ladder-count="no-limit"/>
      <style:text-properties officeooo:paragraph-rsid="00282544" fo:hyphenate="true"/>
    </style:style>
    <style:style style:name="P8" style:family="paragraph" style:parent-style-name="Standard" style:list-style-name="L9">
      <style:paragraph-properties fo:margin-top="0in" fo:margin-bottom="0.0799in" loext:contextual-spacing="false" fo:line-height="115%" fo:hyphenation-ladder-count="no-limit"/>
      <style:text-properties fo:hyphenate="true"/>
    </style:style>
    <style:style style:name="P9" style:family="paragraph" style:parent-style-name="Standard" style:list-style-name="L9">
      <style:paragraph-properties fo:margin-top="0in" fo:margin-bottom="0.0799in" loext:contextual-spacing="false" fo:line-height="115%" fo:hyphenation-ladder-count="no-limit"/>
      <style:text-properties officeooo:paragraph-rsid="0024e655" fo:hyphenate="true"/>
    </style:style>
    <style:style style:name="P10" style:family="paragraph" style:parent-style-name="Standard" style:list-style-name="L10">
      <style:paragraph-properties fo:margin-top="0in" fo:margin-bottom="0.0799in" loext:contextual-spacing="false" fo:line-height="115%" fo:hyphenation-ladder-count="no-limit"/>
      <style:text-properties officeooo:paragraph-rsid="00282544" fo:hyphenate="true"/>
    </style:style>
    <style:style style:name="P11" style:family="paragraph" style:parent-style-name="Standard" style:list-style-name="L10">
      <style:paragraph-properties fo:margin-top="0in" fo:margin-bottom="0.0799in" loext:contextual-spacing="false" fo:line-height="115%" fo:hyphenation-ladder-count="no-limit"/>
      <style:text-properties officeooo:paragraph-rsid="002a05b6" fo:hyphenate="true"/>
    </style:style>
    <style:style style:name="P12" style:family="paragraph" style:parent-style-name="Standard" style:list-style-name="L10">
      <style:paragraph-properties fo:margin-top="0in" fo:margin-bottom="0.0799in" loext:contextual-spacing="false" fo:line-height="115%" fo:hyphenation-ladder-count="no-limit"/>
      <style:text-properties officeooo:paragraph-rsid="002b9f11" fo:hyphenate="true"/>
    </style:style>
    <style:style style:name="P13" style:family="paragraph" style:parent-style-name="Standard" style:list-style-name="L11">
      <style:paragraph-properties fo:margin-top="0in" fo:margin-bottom="0.0799in" loext:contextual-spacing="false" fo:line-height="115%" fo:hyphenation-ladder-count="no-limit"/>
      <style:text-properties officeooo:paragraph-rsid="002d4e7b" fo:hyphenate="true"/>
    </style:style>
    <style:style style:name="P14" style:family="paragraph" style:parent-style-name="Standard" style:list-style-name="L11">
      <style:paragraph-properties fo:margin-top="0in" fo:margin-bottom="0.0799in" loext:contextual-spacing="false" fo:line-height="115%" fo:hyphenation-ladder-count="no-limit"/>
      <style:text-properties officeooo:paragraph-rsid="002db906" fo:hyphenate="true"/>
    </style:style>
    <style:style style:name="P15" style:family="paragraph" style:parent-style-name="Standard" style:list-style-name="L12">
      <style:paragraph-properties fo:margin-top="0in" fo:margin-bottom="0.0799in" loext:contextual-spacing="false" fo:line-height="115%" fo:hyphenation-ladder-count="no-limit"/>
      <style:text-properties officeooo:paragraph-rsid="00246d48" fo:hyphenate="true"/>
    </style:style>
    <style:style style:name="P16" style:family="paragraph" style:parent-style-name="Standard" style:list-style-name="L1">
      <style:paragraph-properties fo:margin-top="0in" fo:margin-bottom="0.0799in" loext:contextual-spacing="false" fo:line-height="115%" fo:hyphenation-ladder-count="no-limit"/>
      <style:text-properties style:font-name="Carlito" officeooo:paragraph-rsid="00282544" fo:hyphenate="true"/>
    </style:style>
    <style:style style:name="P17" style:family="paragraph" style:parent-style-name="Standard" style:list-style-name="L2">
      <style:paragraph-properties fo:margin-top="0in" fo:margin-bottom="0.0799in" loext:contextual-spacing="false" fo:line-height="115%" fo:hyphenation-ladder-count="no-limit"/>
      <style:text-properties style:font-name="Carlito" fo:hyphenate="true"/>
    </style:style>
    <style:style style:name="P18" style:family="paragraph" style:parent-style-name="Standard" style:list-style-name="L3">
      <style:paragraph-properties fo:margin-top="0in" fo:margin-bottom="0.0799in" loext:contextual-spacing="false" fo:line-height="115%" fo:hyphenation-ladder-count="no-limit"/>
      <style:text-properties style:font-name="Carlito" fo:hyphenate="true"/>
    </style:style>
    <style:style style:name="P19" style:family="paragraph" style:parent-style-name="Standard" style:list-style-name="L4">
      <style:paragraph-properties fo:margin-top="0in" fo:margin-bottom="0.0799in" loext:contextual-spacing="false" fo:line-height="115%" fo:hyphenation-ladder-count="no-limit"/>
      <style:text-properties style:font-name="Carlito" officeooo:rsid="001ef811" fo:hyphenate="true"/>
    </style:style>
    <style:style style:name="P20" style:family="paragraph" style:parent-style-name="Standard" style:list-style-name="L4">
      <style:paragraph-properties fo:margin-top="0in" fo:margin-bottom="0.0799in" loext:contextual-spacing="false" fo:line-height="115%" fo:hyphenation-ladder-count="no-limit"/>
      <style:text-properties style:font-name="Carlito" officeooo:rsid="001ef811" officeooo:paragraph-rsid="001ef811" fo:hyphenate="true"/>
    </style:style>
    <style:style style:name="P21" style:family="paragraph" style:parent-style-name="Standard" style:list-style-name="L5">
      <style:paragraph-properties fo:margin-top="0in" fo:margin-bottom="0.0799in" loext:contextual-spacing="false" fo:line-height="115%" fo:hyphenation-ladder-count="no-limit"/>
      <style:text-properties style:font-name="Carlito" officeooo:rsid="00209935" fo:hyphenate="true"/>
    </style:style>
    <style:style style:name="P22" style:family="paragraph" style:parent-style-name="Standard" style:list-style-name="L5">
      <style:paragraph-properties fo:margin-top="0in" fo:margin-bottom="0.0799in" loext:contextual-spacing="false" fo:line-height="115%" fo:hyphenation-ladder-count="no-limit"/>
      <style:text-properties style:font-name="Carlito" officeooo:rsid="00209935" officeooo:paragraph-rsid="00209935" fo:hyphenate="true"/>
    </style:style>
    <style:style style:name="P23" style:family="paragraph" style:parent-style-name="Standard" style:list-style-name="L6">
      <style:paragraph-properties fo:margin-top="0in" fo:margin-bottom="0.0799in" loext:contextual-spacing="false" fo:line-height="115%" fo:hyphenation-ladder-count="no-limit"/>
      <style:text-properties style:font-name="Carlito" officeooo:rsid="0021ce12" fo:hyphenate="true"/>
    </style:style>
    <style:style style:name="P24" style:family="paragraph" style:parent-style-name="Standard" style:list-style-name="L6">
      <style:paragraph-properties fo:margin-top="0in" fo:margin-bottom="0.0799in" loext:contextual-spacing="false" fo:line-height="115%" fo:hyphenation-ladder-count="no-limit"/>
      <style:text-properties style:font-name="Carlito" officeooo:rsid="0021ce12" officeooo:paragraph-rsid="0021ce12" fo:hyphenate="true"/>
    </style:style>
    <style:style style:name="P25" style:family="paragraph" style:parent-style-name="Standard" style:list-style-name="L7">
      <style:paragraph-properties fo:margin-top="0in" fo:margin-bottom="0.0799in" loext:contextual-spacing="false" fo:line-height="115%" fo:hyphenation-ladder-count="no-limit"/>
      <style:text-properties style:font-name="Carlito" officeooo:rsid="0022f1ad" fo:hyphenate="true"/>
    </style:style>
    <style:style style:name="P26" style:family="paragraph" style:parent-style-name="Standard" style:list-style-name="L7">
      <style:paragraph-properties fo:margin-top="0in" fo:margin-bottom="0.0799in" loext:contextual-spacing="false" fo:line-height="115%" fo:hyphenation-ladder-count="no-limit"/>
      <style:text-properties style:font-name="Carlito" officeooo:rsid="0022f1ad" officeooo:paragraph-rsid="0022f1ad" fo:hyphenate="true"/>
    </style:style>
    <style:style style:name="P27" style:family="paragraph" style:parent-style-name="Standard" style:list-style-name="L7">
      <style:paragraph-properties fo:margin-top="0in" fo:margin-bottom="0.0799in" loext:contextual-spacing="false" fo:line-height="115%" fo:hyphenation-ladder-count="no-limit"/>
      <style:text-properties style:font-name="Carlito" officeooo:rsid="00243163" officeooo:paragraph-rsid="00243163" fo:hyphenate="true"/>
    </style:style>
    <style:style style:name="P28" style:family="paragraph" style:parent-style-name="Standard" style:list-style-name="L8">
      <style:paragraph-properties fo:margin-top="0in" fo:margin-bottom="0.0799in" loext:contextual-spacing="false" fo:line-height="115%" fo:hyphenation-ladder-count="no-limit"/>
      <style:text-properties style:font-name="Carlito" officeooo:rsid="00246d48" fo:hyphenate="true"/>
    </style:style>
    <style:style style:name="P29" style:family="paragraph" style:parent-style-name="Standard" style:list-style-name="L8">
      <style:paragraph-properties fo:margin-top="0in" fo:margin-bottom="0.0799in" loext:contextual-spacing="false" fo:line-height="115%" fo:hyphenation-ladder-count="no-limit"/>
      <style:text-properties style:font-name="Carlito" officeooo:rsid="00246d48" officeooo:paragraph-rsid="00246d48" fo:hyphenate="true"/>
    </style:style>
    <style:style style:name="P30" style:family="paragraph" style:parent-style-name="Standard" style:list-style-name="L8">
      <style:paragraph-properties fo:margin-top="0in" fo:margin-bottom="0.0799in" loext:contextual-spacing="false" fo:line-height="115%" fo:hyphenation-ladder-count="no-limit"/>
      <style:text-properties style:font-name="Carlito" officeooo:rsid="002481e5" officeooo:paragraph-rsid="002481e5" fo:hyphenate="true"/>
    </style:style>
    <style:style style:name="T1" style:family="text">
      <style:text-properties style:font-name="Carlito"/>
    </style:style>
    <style:style style:name="T2" style:family="text">
      <style:text-properties style:font-name="Carlito" officeooo:rsid="00246d48"/>
    </style:style>
    <style:style style:name="T3" style:family="text">
      <style:text-properties style:font-name="Carlito" officeooo:rsid="0024e655"/>
    </style:style>
    <style:style style:name="T4" style:family="text">
      <style:text-properties style:font-name="Carlito" officeooo:rsid="0025ff6e"/>
    </style:style>
    <style:style style:name="T5" style:family="text">
      <style:text-properties style:font-name="Carlito" officeooo:rsid="0026aa18"/>
    </style:style>
    <style:style style:name="T6" style:family="text">
      <style:text-properties style:font-name="Carlito" officeooo:rsid="0027854a"/>
    </style:style>
    <style:style style:name="T7" style:family="text">
      <style:text-properties style:font-name="Carlito" officeooo:rsid="00282544"/>
    </style:style>
    <style:style style:name="T8" style:family="text">
      <style:text-properties style:font-name="Carlito" officeooo:rsid="002a05b6"/>
    </style:style>
    <style:style style:name="T9" style:family="text">
      <style:text-properties style:font-name="Carlito" officeooo:rsid="002b9f11"/>
    </style:style>
    <style:style style:name="T10" style:family="text">
      <style:text-properties style:font-name="Carlito" officeooo:rsid="002d4e7b"/>
    </style:style>
    <style:style style:name="T11" style:family="text">
      <style:text-properties style:font-name="Carlito" officeooo:rsid="002db906"/>
    </style:style>
    <style:style style:name="T12" style:family="text">
      <style:text-properties officeooo:rsid="00246d48"/>
    </style:style>
    <style:style style:name="T13" style:family="text">
      <style:text-properties officeooo:rsid="002481e5"/>
    </style:style>
    <style:style style:name="T14" style:family="text">
      <style:text-properties officeooo:rsid="00282544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WW_5f_CharLFO1LVL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LVL2" text:bullet-char="–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LVL3" text:bullet-char="–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LVL4" text:bullet-char="–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LVL5" text:bullet-char="–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LVL6" text:bullet-char="–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LVL7" text:bullet-char="–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LVL8" text:bullet-char="–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LVL9" text:bullet-char="–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2LVL1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rlito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Default_20_Paragraph_20_Font"><text:span text:style-name="T4">Lily</text:span></text:span></text:p>
      <text:list xml:id="list8957866521857634130" text:style-name="L1">
        <text:list-item>
          <text:p text:style-name="P7"><text:span text:style-name="Default_20_Paragraph_20_Font"><text:span text:style-name="T4">Alternative intro:</text:span></text:span></text:p>
          <text:list>
            <text:list-item>
              <text:p text:style-name="P7"><text:span text:style-name="Default_20_Paragraph_20_Font"><text:span text:style-name="T4">#1: Out of 2 info theories, it’s not clear which one applies to the case of Vietnam</text:span></text:span></text:p>
              <text:list>
                <text:list-item>
                  <text:p text:style-name="P7"><text:span text:style-name="Default_20_Paragraph_20_Font"><text:span text:style-name="T4">Argument A says…</text:span></text:span></text:p>
                </text:list-item>
                <text:list-item>
                  <text:p text:style-name="P7"><text:span text:style-name="Default_20_Paragraph_20_Font"><text:span text:style-name="T4">Argument B says…</text:span></text:span></text:p>
                </text:list-item>
                <text:list-item>
                  <text:p text:style-name="P7"><text:span text:style-name="Default_20_Paragraph_20_Font"><text:span text:style-name="T4">I argue</text:span></text:span></text:p>
                </text:list-item>
              </text:list>
            </text:list-item>
            <text:list-item>
              <text:p text:style-name="P7"><text:span text:style-name="Default_20_Paragraph_20_Font"><text:span text:style-name="T4">#2: This paper seeks to adjudicate between two theories where only A or B could be true</text:span></text:span></text:p>
            </text:list-item>
          </text:list>
        </text:list-item>
        <text:list-item>
          <text:p text:style-name="P7"><text:span text:style-name="Default_20_Paragraph_20_Font"><text:span text:style-name="T4">“The literature, however, has arrived at no consensus...” sentence is good</text:span></text:span></text:p>
        </text:list-item>
        <text:list-item>
          <text:p text:style-name="P7"><text:span text:style-name="Default_20_Paragraph_20_Font"><text:span text:style-name="T4">Be clear about which aspect of local party bureaucrats</text:span></text:span></text:p>
        </text:list-item>
        <text:list-item>
          <text:p text:style-name="P7"><text:span text:style-name="Default_20_Paragraph_20_Font"><text:span text:style-name="T5">Alternative way to phrase question:</text:span></text:span></text:p>
          <text:list>
            <text:list-item>
              <text:p text:style-name="P7"><text:span text:style-name="Default_20_Paragraph_20_Font"><text:span text:style-name="T5">#1: “What happens when an election can only be used to infer one of those things”</text:span></text:span></text:p>
            </text:list-item>
            <text:list-item>
              <text:p text:style-name="P7"><text:span text:style-name="Default_20_Paragraph_20_Font"><text:span text:style-name="T5">#2: “The theories fail to recognize that election can sometimes only be used to infer one of those things”</text:span></text:span></text:p>
            </text:list-item>
          </text:list>
        </text:list-item>
        <text:list-item>
          <text:p text:style-name="P7"><text:span text:style-name="Default_20_Paragraph_20_Font"><text:span text:style-name="T5">fix “alos” &gt;&gt; “also”</text:span></text:span></text:p>
        </text:list-item>
        <text:list-item>
          <text:p text:style-name="P7"><text:span text:style-name="Default_20_Paragraph_20_Font"><text:span text:style-name="T5">“central transfer” to “central transfers”</text:span></text:span></text:p>
        </text:list-item>
        <text:list-item>
          <text:p text:style-name="P7"><text:span text:style-name="Default_20_Paragraph_20_Font"><text:span text:style-name="T5">In intro, move main argument before empirical findings</text:span></text:span></text:p>
        </text:list-item>
        <text:list-item>
          <text:p text:style-name="P7"><text:span text:style-name="Default_20_Paragraph_20_Font"><text:span text:style-name="T5">Be clear about to whom loyalty is/</text:span></text:span><text:span text:style-name="Default_20_Paragraph_20_Font"><text:span text:style-name="T6">what loyalty is about</text:span></text:span></text:p>
          <text:list>
            <text:list-item>
              <text:p text:style-name="P7"><text:span text:style-name="Default_20_Paragraph_20_Font"><text:span text:style-name="T6">Move the discussion about loyalty upward</text:span></text:span></text:p>
            </text:list-item>
          </text:list>
        </text:list-item>
        <text:list-item>
          <text:p text:style-name="P7"><text:span text:style-name="Default_20_Paragraph_20_Font"><text:span text:style-name="T6">In 2.1, be clear about “party candidates” vs. what</text:span></text:span></text:p>
        </text:list-item>
        <text:list-item>
          <text:p text:style-name="P7"><text:span text:style-name="Default_20_Paragraph_20_Font"><text:span text:style-name="T6">In 2.1, what does “abnormal behaviors” mean?</text:span></text:span></text:p>
        </text:list-item>
        <text:list-item>
          <text:p text:style-name="P7"><text:span text:style-name="Default_20_Paragraph_20_Font"><text:span text:style-name="T6">Change “blames” to “attributes to”</text:span></text:span></text:p>
        </text:list-item>
        <text:list-item>
          <text:p text:style-name="P7"><text:span text:style-name="Default_20_Paragraph_20_Font"><text:span text:style-name="T7">Rephrase the central problem: regime’s interpretation leads to them deciding the primary solution to the problem: remove/punish bureaucrats or buy off votes</text:span></text:span></text:p>
        </text:list-item>
        <text:list-item>
          <text:p text:style-name="P7"><text:span text:style-name="Default_20_Paragraph_20_Font"><text:span text:style-name="T7">More explicitly how authoritarian regime with strong and institutionalized ruling parties is scope conditions</text:span></text:span></text:p>
        </text:list-item>
        <text:list-item>
          <text:p text:style-name="P7"><text:span text:style-name="Default_20_Paragraph_20_Font"><text:span text:style-name="T7">Need to specify % of central nominees who are defeated</text:span></text:span></text:p>
        </text:list-item>
        <text:list-item>
          <text:p text:style-name="P7"><text:span text:style-name="Default_20_Paragraph_20_Font"><text:span text:style-name="T7">Talk about the official explanation for central nominee defeats</text:span></text:span></text:p>
          <text:list>
            <text:list-item>
              <text:p text:style-name="P7"><text:span text:style-name="Default_20_Paragraph_20_Font"><text:span text:style-name="T7">Maybe get this from media?</text:span></text:span></text:p>
            </text:list-item>
          </text:list>
        </text:list-item>
        <text:list-item>
          <text:p text:style-name="P7"><text:span text:style-name="Default_20_Paragraph_20_Font"><text:span text:style-name="T7">Explain more about why voters think their ballots are kept as secret</text:span></text:span></text:p>
        </text:list-item>
        <text:list-item>
          <text:p text:style-name="P7"><text:span text:style-name="Default_20_Paragraph_20_Font"><text:span text:style-name="T7">not sure if graph is necessary for the final version of paper</text:span></text:span></text:p>
        </text:list-item>
        <text:list-item>
          <text:p text:style-name="P16"><text:soft-page-break/><text:span text:style-name="Default_20_Paragraph_20_Font"><text:span text:style-name="T14">Is there something special about the 2011 election</text:span></text:span></text:p>
        </text:list-item>
      </text:list>
      <text:p text:style-name="P1">Erik:</text:p>
      <text:list xml:id="list5444282169163285282" text:style-name="L2">
        <text:list-item>
          <text:p text:style-name="P17">Cut down literature review in introduction</text:p>
          <text:list>
            <text:list-item>
              <text:p text:style-name="P17">Or shorten 2.2</text:p>
            </text:list-item>
          </text:list>
        </text:list-item>
        <text:list-item>
          <text:p text:style-name="P17">Cut down details from Mexico and Egypt examples</text:p>
        </text:list-item>
        <text:list-item>
          <text:p text:style-name="P17">Cut down basic methods explanation</text:p>
        </text:list-item>
        <text:list-item>
          <text:p text:style-name="P17">Explain why cutting central transfer is the first choice method to punishing</text:p>
          <text:list>
            <text:list-item>
              <text:p text:style-name="P17">Explain how firing is not an option</text:p>
            </text:list-item>
            <text:list-item>
              <text:p text:style-name="P17"/>
            </text:list-item>
          </text:list>
        </text:list-item>
        <text:list-item>
          <text:p text:style-name="P17">Try to explain abnormal 2011 result</text:p>
        </text:list-item>
        <text:list-item>
          <text:p text:style-name="P17">Move “This paper provides evidence to suggest that...” sentence in page 7 to somewhere else</text:p>
        </text:list-item>
        <text:list-item>
          <text:p text:style-name="P17">Be clear about null hypotheses – expand on it and include tests as well</text:p>
        </text:list-item>
      </text:list>
      <text:p text:style-name="P1">Andy</text:p>
      <text:list xml:id="list4371589289990615263" text:style-name="L3">
        <text:list-item>
          <text:p text:style-name="P18">Sentence about “central transfer is wholly determined by leadership, hence good proxy to study regime’s decision” is good</text:p>
        </text:list-item>
        <text:list-item>
          <text:p text:style-name="P18">“own” &gt;&gt; “owe”</text:p>
        </text:list-item>
        <text:list-item>
          <text:p text:style-name="P18">Be more clear about null hypotheses – expand on it and include tests as well</text:p>
        </text:list-item>
        <text:list-item>
          <text:p text:style-name="P18">Writing at the beginning and end of 2.2 are good</text:p>
        </text:list-item>
        <text:list-item>
          <text:p text:style-name="P18">Be clear in 2.2 and 2.3 that information should be about the ability of bureaucrats in regard to “managing” elections</text:p>
          <text:list>
            <text:list-item>
              <text:p text:style-name="P18">Make that distinction clearer and earlier</text:p>
            </text:list-item>
            <text:list-item>
              <text:p text:style-name="P18">Maybe cite Larreguy here </text:p>
            </text:list-item>
          </text:list>
        </text:list-item>
        <text:list-item>
          <text:p text:style-name="P18">Reword “disconnect”</text:p>
        </text:list-item>
        <text:list-item>
          <text:p text:style-name="P18">Be clear about the irony between “low confidence that voters are tabulated correctly” and “central nominees may actually lose”: basically say that voters underestimated their ability to influence elections</text:p>
        </text:list-item>
        <text:list-item>
          <text:p text:style-name="P18">Fix “yet provincial officials also face a conflict of interests” sentence to sound less awkward</text:p>
        </text:list-item>
        <text:list-item>
          <text:p text:style-name="P18">Argue more strongly (also qualitative evidence) that there is no organized opposition in Vietnam</text:p>
        </text:list-item>
        <text:list-item>
          <text:p text:style-name="P18">Confirm that variation in bandwidth does not change results…</text:p>
        </text:list-item>
        <text:list-item>
          <text:p text:style-name="P18">Explain in maybe 1-2 sentences about why need to show 4 types of effects</text:p>
        </text:list-item>
        <text:list-item>
          <text:p text:style-name="P18"><text:soft-page-break/>Fix “hard-to-defense” &gt;&gt; “hard to defend</text:p>
        </text:list-item>
        <text:list-item>
          <text:p text:style-name="P18">Summary of RI is good</text:p>
        </text:list-item>
        <text:list-item>
          <text:p text:style-name="P18">Table summarizing theories are good</text:p>
        </text:list-item>
        <text:list-item>
          <text:p text:style-name="P18">Fix “non-experiment” &gt;&gt; “non-experimental data” in last paragraph</text:p>
        </text:list-item>
        <text:list-item>
          <text:p text:style-name="P18">Maybe should try 60% boundary as placebo?</text:p>
        </text:list-item>
        <text:list-item>
          <text:p text:style-name="P18">Need to argue that alternative options are limited i.e. the “normalization term” is not too huge</text:p>
        </text:list-item>
      </text:list>
      <text:p text:style-name="P1">Clara</text:p>
      <text:list xml:id="list190007429759036" text:continue-numbering="true" text:style-name="L3">
        <text:list-item>
          <text:p text:style-name="P18">Delay discussion about information theories after, not in introduction</text:p>
        </text:list-item>
        <text:list-item>
          <text:p text:style-name="P18">“The contradiction arise because…” sentence unclear</text:p>
        </text:list-item>
        <text:list-item>
          <text:p text:style-name="P18">Define negative election results more straightforwardly in section 2 (or to say that I will define it later)</text:p>
        </text:list-item>
        <text:list-item>
          <text:p text:style-name="P18">Consider electoral margins</text:p>
          <text:list>
            <text:list-item>
              <text:p text:style-name="P18">Maybe for 2017</text:p>
            </text:list-item>
            <text:list-item>
              <text:p text:style-name="P18">Also maybe use it as a covariate &lt;&lt; need to find a way to operationalize it better since margins are dependent on other candidates’ performance as well &gt;&gt; not a continuous number</text:p>
            </text:list-item>
          </text:list>
        </text:list-item>
        <text:list-item>
          <text:p text:style-name="P18">Expand on null hypotheses, and test it later</text:p>
          <text:list>
            <text:list-item>
              <text:p text:style-name="P18">Clearly argue that section 2.4 are in the interest of falsification</text:p>
            </text:list-item>
          </text:list>
        </text:list-item>
        <text:list-item>
          <text:p text:style-name="P18">Discuss the implication of successful interference with the vote count</text:p>
          <text:list>
            <text:list-item>
              <text:p text:style-name="P18">Clearly state that this is action by the lower level</text:p>
            </text:list-item>
            <text:list-item>
              <text:p text:style-name="P18">Also suggests this is going to create noise &gt;&gt; maybe this is why election defeat is a clearer signal than vote count per se</text:p>
            </text:list-item>
          </text:list>
        </text:list-item>
        <text:list-item>
          <text:p text:style-name="P18">Appendix:</text:p>
          <text:list>
            <text:list-item>
              <text:p text:style-name="P18">Evidence that central nominees face weaker competition</text:p>
            </text:list-item>
            <text:list-item>
              <text:p text:style-name="P18">Evidence that there is no high-level manipulation of the vote count</text:p>
            </text:list-item>
          </text:list>
        </text:list-item>
        <text:list-item>
          <text:p text:style-name="P18">Argue better for why increasing, not reducing transfer is the better response to decreased popularity</text:p>
        </text:list-item>
        <text:list-item>
          <text:p text:style-name="P18">Identify authors other than Blaydes and Magaloni who can weigh in</text:p>
        </text:list-item>
        <text:list-item>
          <text:p text:style-name="P18">Fix “not only is graft is” &gt;&gt; “not only is graft”</text:p>
        </text:list-item>
        <text:list-item>
          <text:p text:style-name="P18">Example of time-varying confounders that can mess things up, add to section 4 para 2</text:p>
        </text:list-item>
        <text:list-item>
          <text:p text:style-name="P18">Move one of the two methods to appendix</text:p>
        </text:list-item>
        <text:list-item>
          <text:p text:style-name="P18"><text:soft-page-break/>Cut down on methods explanation</text:p>
          <text:list>
            <text:list-item>
              <text:p text:style-name="P18">Get rid of formula, explain things in words instead of formula</text:p>
            </text:list-item>
          </text:list>
        </text:list-item>
        <text:list-item>
          <text:p text:style-name="P18">Section 4.3 header: “Inference Using Randomization Inference” &gt;&gt; “Randomization Inference”</text:p>
        </text:list-item>
        <text:list-item>
          <text:p text:style-name="P18">One sentence explaining why inference is needed, to explain where the remaining randomness comes from</text:p>
        </text:list-item>
        <text:list-item>
          <text:p text:style-name="P18">Expand more on contribution, downplay limitation</text:p>
        </text:list-item>
      </text:list>
      <text:p text:style-name="P1">Sean</text:p>
      <text:list xml:id="list6364643632628202447" text:style-name="L4">
        <text:list-item>
          <text:p text:style-name="P19">Discuss the supposedly non-existence of central/local divide i.e. expect central to compete on equal footings with local</text:p>
          <text:list>
            <text:list-item>
              <text:p text:style-name="P20">So that negative incentive has to stay i.e. no way to remove the negative incentive</text:p>
            </text:list-item>
          </text:list>
        </text:list-item>
        <text:list-item>
          <text:p text:style-name="P20">Figure out whether first difference solve all of dynamic causal relationship problem</text:p>
        </text:list-item>
        <text:list-item>
          <text:p text:style-name="P20">Need evidence that central government does care about the information, and show that the increase in central transfer is caused by local defeat and nothing else</text:p>
          <text:list>
            <text:list-item>
              <text:p text:style-name="P20">And that financial means is indeed the response</text:p>
            </text:list-item>
          </text:list>
        </text:list-item>
      </text:list>
      <text:p text:style-name="P1">Tim</text:p>
      <text:list xml:id="list2975552994827032858" text:style-name="L5">
        <text:list-item>
          <text:p text:style-name="P21">Argue better that withholding resources is a good punishment for low performance of bureaucrats</text:p>
          <text:list>
            <text:list-item>
              <text:p text:style-name="P22">Argue why it does not backfire by hurting the public</text:p>
            </text:list-item>
            <text:list-item>
              <text:p text:style-name="P22">Argue why cutting transfer does not make it more difficult for bureaucrats to deliver the next elections</text:p>
            </text:list-item>
          </text:list>
        </text:list-item>
      </text:list>
      <text:p text:style-name="P1">Rachel</text:p>
      <text:list xml:id="list7727334838649456044" text:style-name="L6">
        <text:list-item>
          <text:p text:style-name="P23">Scope of claims are appropriate</text:p>
        </text:list-item>
        <text:list-item>
          <text:p text:style-name="P24">Possible to extend external validity by suggesting cases with similar opposition structures/dynamics</text:p>
          <text:list>
            <text:list-item>
              <text:p text:style-name="P24">Key is applicable cases = cases where central transfer a good mode of placating</text:p>
            </text:list-item>
          </text:list>
        </text:list-item>
        <text:list-item>
          <text:p text:style-name="P24">Fix the introduction so that it’s clear the paper is about one form of information over another</text:p>
          <text:list>
            <text:list-item>
              <text:p text:style-name="P24">Not “elections strengthen authority” vs. “elections as information”</text:p>
            </text:list-item>
          </text:list>
        </text:list-item>
        <text:list-item>
          <text:p text:style-name="P24">Should include interviews with decision-makers</text:p>
        </text:list-item>
        <text:list-item>
          <text:p text:style-name="P24">Fix “the contradiction arises because...” sentence: currently unclear</text:p>
        </text:list-item>
        <text:list-item>
          <text:p text:style-name="P24">Fix “I rely on the insights that...” sentence: need to connect the dots</text:p>
        </text:list-item>
        <text:list-item>
          <text:p text:style-name="P24">Define central transfer right away</text:p>
        </text:list-item>
        <text:list-item>
          <text:p text:style-name="P24"><text:soft-page-break/>Fix “My analysis thus boils down to...” sentence: currently unclear, need to connect the dots</text:p>
        </text:list-item>
        <text:list-item>
          <text:p text:style-name="P24">The final inference: increase central transfer = uses elections to gather information is not clear</text:p>
        </text:list-item>
        <text:list-item>
          <text:p text:style-name="P24">Add a third contribution about substantive importance</text:p>
        </text:list-item>
      </text:list>
      <text:p text:style-name="P1">Sara</text:p>
      <text:list xml:id="list2276116137343437274" text:style-name="L7">
        <text:list-item>
          <text:p text:style-name="P25">paragraphs on the conditions for elections to be interpreted as geographic distribution of support needs to be clearer</text:p>
          <text:list>
            <text:list-item>
              <text:p text:style-name="P26">Better just talk about the first condition and why it holds, and then the second condition and why it holds</text:p>
            </text:list-item>
          </text:list>
        </text:list-item>
        <text:list-item>
          <text:p text:style-name="P26">Also need to describe the type of list on the ballot</text:p>
          <text:list>
            <text:list-item>
              <text:p text:style-name="P26">Explain more why ballots are kept secret <text:span text:style-name="T12">and why people believe so</text:span></text:p>
            </text:list-item>
          </text:list>
        </text:list-item>
        <text:list-item>
          <text:p text:style-name="P26">Explain better the idea that there is no organized “opposition”</text:p>
        </text:list-item>
        <text:list-item>
          <text:p text:style-name="P27">Explain better the idea that the majority is still regime supporters</text:p>
        </text:list-item>
        <text:list-item>
          <text:p text:style-name="P27">Add scope condition that this is a situation where the regime is in strong position, enjoying large support and having secure control over population</text:p>
        </text:list-item>
        <text:list-item>
          <text:p text:style-name="P27">Argue better why firing is not an option and withholding transfer is better</text:p>
          <text:list>
            <text:list-item>
              <text:p text:style-name="P27">More details on leadership overhaul schedule</text:p>
            </text:list-item>
            <text:list-item>
              <text:p text:style-name="P27">More details on how quickly the government can change central transfer</text:p>
            </text:list-item>
          </text:list>
        </text:list-item>
        <text:list-item>
          <text:p text:style-name="P27">Explain why need to restrict cases instead of matching on covariates</text:p>
          <text:list>
            <text:list-item>
              <text:p text:style-name="P27">Answer: not exactly sure which covariates to match; approximating propensity score theorem i.e. matching on covariates that assign treatment</text:p>
            </text:list-item>
          </text:list>
        </text:list-item>
        <text:list-item>
          <text:p text:style-name="P27">Explain why looking only at cases with small loss margin</text:p>
          <text:list>
            <text:list-item>
              <text:p text:style-name="P27">Answer: all cases with loss are lost with small loss margin</text:p>
            </text:list-item>
          </text:list>
        </text:list-item>
        <text:list-item>
          <text:p text:style-name="P27">Explain data available</text:p>
          <text:list>
            <text:list-item>
              <text:p text:style-name="P27">What data are available, for what years</text:p>
            </text:list-item>
            <text:list-item>
              <text:p text:style-name="P27">Where data for election defeat comes from</text:p>
            </text:list-item>
          </text:list>
        </text:list-item>
        <text:list-item>
          <text:p text:style-name="P27">Explain the election process</text:p>
          <text:list>
            <text:list-item>
              <text:p text:style-name="P27">Process of releasing election results</text:p>
            </text:list-item>
            <text:list-item>
              <text:p text:style-name="P27">External monitors</text:p>
            </text:list-item>
            <text:list-item>
              <text:p text:style-name="P27">Tabulating</text:p>
            </text:list-item>
          </text:list>
        </text:list-item>
        <text:list-item>
          <text:p text:style-name="P27"><text:soft-page-break/>Explain that electoral defeats are real expressions of dissatisfaction, not made up (i.e. regimes don’t make themselves lost)</text:p>
        </text:list-item>
        <text:list-item>
          <text:p text:style-name="P27">Effect of time threshold</text:p>
          <text:list>
            <text:list-item>
              <text:p text:style-name="P27">Is result robust if changing cut off date</text:p>
            </text:list-item>
          </text:list>
        </text:list-item>
        <text:list-item>
          <text:p text:style-name="P27">Control for country-wide patterns</text:p>
          <text:list>
            <text:list-item>
              <text:p text:style-name="P27">Year fixed effects</text:p>
            </text:list-item>
          </text:list>
        </text:list-item>
        <text:list-item>
          <text:p text:style-name="P27">Label graphs with numbers 1 to 7</text:p>
        </text:list-item>
      </text:list>
      <text:p text:style-name="P1">Meicen</text:p>
      <text:list xml:id="list4218254807519728090" text:style-name="L8">
        <text:list-item>
          <text:p text:style-name="P28">Argue better that the two explanations can be both true, and that the contradiction arises from the standard operating procedures of the regime</text:p>
        </text:list-item>
        <text:list-item>
          <text:p text:style-name="P29">Bracket literature review to only focus on those that address information</text:p>
        </text:list-item>
        <text:list-item>
          <text:p text:style-name="P29">Cut down on repetition in laying out what the plan of the paper is</text:p>
        </text:list-item>
        <text:list-item>
          <text:p text:style-name="P29">Heavily condense Introduction</text:p>
        </text:list-item>
        <text:list-item>
          <text:p text:style-name="P29">The last two pararaphs of 2.1 talking about why election defeat happens <text:s/><text:span text:style-name="T13">is not relevant</text:span></text:p>
          <text:list>
            <text:list-item>
              <text:p text:style-name="P30">Maybe rephrase it so that its relevance becomes clearer</text:p>
            </text:list-item>
          </text:list>
        </text:list-item>
        <text:list-item>
          <text:p text:style-name="P30">“Authoritarian regimes see in election defeats what they are looking for”: not clear, rephrase maybe?</text:p>
          <text:list>
            <text:list-item>
              <text:p text:style-name="P30">“Authoritarian regimes see in election defeats exactly what they seek to see”?</text:p>
            </text:list-item>
          </text:list>
        </text:list-item>
        <text:list-item>
          <text:p text:style-name="P30">Move the incompatibility issue upfront</text:p>
        </text:list-item>
        <text:list-item>
          <text:p text:style-name="P30">The logical incompatibility between the two interpretations is not clear</text:p>
          <text:list>
            <text:list-item>
              <text:p text:style-name="P30">Need to be clearer: be more direct about the way in which the interpretations are unclear – through the response options.</text:p>
            </text:list-item>
          </text:list>
        </text:list-item>
        <text:list-item>
          <text:p text:style-name="P30">Need to eliminate other pathways that may have contributed to the same outcome other than information</text:p>
        </text:list-item>
        <text:list-item>
          <text:p text:style-name="P30">Generally cut down heavily section 1 and 2</text:p>
        </text:list-item>
        <text:list-item>
          <text:p text:style-name="P30">Section 3.1 is also long since it does not bear directly on any of the causal mechanism</text:p>
        </text:list-item>
        <text:list-item>
          <text:p text:style-name="P30">Bring the table up to the first section</text:p>
        </text:list-item>
        <text:list-item>
          <text:p text:style-name="P30">Relegate method discussion to the footnote</text:p>
          <text:list>
            <text:list-item>
              <text:p text:style-name="P30">Also maybe appendix?</text:p>
            </text:list-item>
          </text:list>
        </text:list-item>
      </text:list>
      <text:p text:style-name="P2"><text:span text:style-name="Default_20_Paragraph_20_Font"><text:span text:style-name="T1">Kelly</text:span></text:span></text:p>
      <text:list xml:id="list3329010410154792218" text:style-name="L9">
        <text:list-item>
          <text:p text:style-name="P8"><text:soft-page-break/><text:span text:style-name="Default_20_Paragraph_20_Font"><text:span text:style-name="T3">Explain why looking at the latest 3 elections</text:span></text:span></text:p>
          <text:list>
            <text:list-item>
              <text:p text:style-name="P9"><text:span text:style-name="Default_20_Paragraph_20_Font"><text:span text:style-name="T3">Answer: data availability</text:span></text:span></text:p>
            </text:list-item>
          </text:list>
        </text:list-item>
        <text:list-item>
          <text:p text:style-name="P9"><text:span text:style-name="Default_20_Paragraph_20_Font"><text:span text:style-name="T3">See if can integrate core voter/swing voter literature in</text:span></text:span></text:p>
        </text:list-item>
        <text:list-item>
          <text:p text:style-name="P9"><text:span text:style-name="Default_20_Paragraph_20_Font"><text:span text:style-name="T3">Qualitative evidence to show that the party prefers carrots over sticks to shore up supporter</text:span></text:span></text:p>
        </text:list-item>
        <text:list-item>
          <text:p text:style-name="P9"><text:span text:style-name="Default_20_Paragraph_20_Font"><text:span text:style-name="T3">Explain earlier that a defeat means that central candidate has lost</text:span></text:span></text:p>
        </text:list-item>
        <text:list-item>
          <text:p text:style-name="P9"><text:span text:style-name="Default_20_Paragraph_20_Font"><text:span text:style-name="T3">Talk about why some regimes manipulate election if they are gathering information</text:span></text:span></text:p>
          <text:list>
            <text:list-item>
              <text:p text:style-name="P9"><text:span text:style-name="Default_20_Paragraph_20_Font"><text:span text:style-name="T3">Answer: maybe regimes’ first order priority is to win; if they are sure they are winning they can focus more on gathering info?</text:span></text:span></text:p>
            </text:list-item>
          </text:list>
        </text:list-item>
        <text:list-item>
          <text:p text:style-name="P9"><text:span text:style-name="Default_20_Paragraph_20_Font"><text:span text:style-name="T3">Cut down on the number of times summing up the information flow theories</text:span></text:span></text:p>
          <text:list>
            <text:list-item>
              <text:p text:style-name="P9"><text:span text:style-name="Default_20_Paragraph_20_Font"><text:span text:style-name="T3">Especially in the first part</text:span></text:span></text:p>
            </text:list-item>
          </text:list>
        </text:list-item>
        <text:list-item>
          <text:p text:style-name="P9"><text:span text:style-name="Default_20_Paragraph_20_Font"><text:span text:style-name="T3">Discuss other factors that affect central transfers</text:span></text:span></text:p>
        </text:list-item>
        <text:list-item>
          <text:p text:style-name="P9"><text:span text:style-name="Default_20_Paragraph_20_Font"><text:span text:style-name="T3">Explain why doing all four ways of estimating</text:span></text:span></text:p>
          <text:list>
            <text:list-item>
              <text:p text:style-name="P9"><text:span text:style-name="Default_20_Paragraph_20_Font"><text:span text:style-name="T3">How each additional regression contributes</text:span></text:span></text:p>
            </text:list-item>
            <text:list-item>
              <text:p text:style-name="P9"><text:span text:style-name="Default_20_Paragraph_20_Font"><text:span text:style-name="T3">If the first has bias, why do it?</text:span></text:span></text:p>
            </text:list-item>
          </text:list>
        </text:list-item>
      </text:list>
      <text:p text:style-name="P4"><text:span text:style-name="Default_20_Paragraph_20_Font"><text:span text:style-name="T7">Meeting with Lily</text:span></text:span></text:p>
      <text:list xml:id="list8682344479619518193" text:style-name="L10">
        <text:list-item>
          <text:p text:style-name="P10"><text:span text:style-name="Default_20_Paragraph_20_Font"><text:span text:style-name="T7">Collect data on earmarked funds, </text:span></text:span><text:span text:style-name="Default_20_Paragraph_20_Font"><text:span text:style-name="T8">use that to test where money goes</text:span></text:span></text:p>
        </text:list-item>
        <text:list-item>
          <text:p text:style-name="P11"><text:span text:style-name="Default_20_Paragraph_20_Font"><text:span text:style-name="T8">Explain contest more</text:span></text:span></text:p>
          <text:list>
            <text:list-item>
              <text:p text:style-name="P11"><text:span text:style-name="Default_20_Paragraph_20_Font"><text:span text:style-name="T8">To rule out alternative hypotheses</text:span></text:span></text:p>
            </text:list-item>
            <text:list-item>
              <text:p text:style-name="P11"><text:span text:style-name="Default_20_Paragraph_20_Font"><text:span text:style-name="T8">To explain more clearly how much provincial officials are about promotion</text:span></text:span></text:p>
            </text:list-item>
          </text:list>
        </text:list-item>
        <text:list-item>
          <text:p text:style-name="P11"><text:span text:style-name="Default_20_Paragraph_20_Font"><text:span text:style-name="T8">Discuss problem with 2011 data</text:span></text:span></text:p>
        </text:list-item>
        <text:list-item>
          <text:p text:style-name="P12"><text:span text:style-name="Default_20_Paragraph_20_Font"><text:span text:style-name="T9">Reduce repetition</text:span></text:span></text:p>
          <text:list>
            <text:list-item>
              <text:p text:style-name="P12"><text:span text:style-name="Default_20_Paragraph_20_Font"><text:span text:style-name="T9">But okay to keep it long enough</text:span></text:span></text:p>
            </text:list-item>
          </text:list>
        </text:list-item>
        <text:list-item>
          <text:p text:style-name="P12"><text:span text:style-name="Default_20_Paragraph_20_Font"><text:span text:style-name="T9">More argumentation!</text:span></text:span></text:p>
          <text:list>
            <text:list-item>
              <text:p text:style-name="P12"><text:span text:style-name="Default_20_Paragraph_20_Font"><text:span text:style-name="T9">About what other alternatives the regime has</text:span></text:span></text:p>
            </text:list-item>
            <text:list-item>
              <text:p text:style-name="P12"><text:span text:style-name="Default_20_Paragraph_20_Font"><text:span text:style-name="T9">About what other reason transfer could vary</text:span></text:span></text:p>
            </text:list-item>
            <text:list-item>
              <text:p text:style-name="P12"><text:span text:style-name="Default_20_Paragraph_20_Font"><text:span text:style-name="T9">And discuss why I don’t think some of them work</text:span></text:span></text:p>
            </text:list-item>
          </text:list>
        </text:list-item>
      </text:list>
      <text:p text:style-name="P5"><text:span text:style-name="Default_20_Paragraph_20_Font"><text:span text:style-name="T10">SYP Workshop</text:span></text:span></text:p>
      <text:list xml:id="list5278355213563878272" text:style-name="L11">
        <text:list-item>
          <text:p text:style-name="P13"><text:span text:style-name="Default_20_Paragraph_20_Font"><text:span text:style-name="T10">Explain why decreasing transfer as an option is viable despite it hurting the population</text:span></text:span></text:p>
          <text:list>
            <text:list-item>
              <text:p text:style-name="P13"><text:span text:style-name="Default_20_Paragraph_20_Font"><text:span text:style-name="T10">i.e. why a stick for bureaucrats is not also a stick for voters</text:span></text:span></text:p>
            </text:list-item>
          </text:list>
        </text:list-item>
        <text:list-item>
          <text:p text:style-name="P14"><text:soft-page-break/><text:span text:style-name="Default_20_Paragraph_20_Font"><text:span text:style-name="T11">Explain why increasing transfer as an option is viable</text:span></text:span></text:p>
          <text:list>
            <text:list-item>
              <text:p text:style-name="P14"><text:span text:style-name="Default_20_Paragraph_20_Font"><text:span text:style-name="T11">Explain why it does not embolden public</text:span></text:span></text:p>
            </text:list-item>
            <text:list-item>
              <text:p text:style-name="P14"><text:span text:style-name="Default_20_Paragraph_20_Font"><text:span text:style-name="T11">Use literature to show it is viable in other cases</text:span></text:span></text:p>
            </text:list-item>
          </text:list>
        </text:list-item>
        <text:list-item>
          <text:p text:style-name="P14"><text:span text:style-name="Default_20_Paragraph_20_Font"><text:span text:style-name="T11">Convince readers that using budgetary method is the best solution</text:span></text:span></text:p>
          <text:list>
            <text:list-item>
              <text:p text:style-name="P14"><text:span text:style-name="Default_20_Paragraph_20_Font"><text:span text:style-name="T11">Show that it has been used other times:</text:span></text:span></text:p>
              <text:list>
                <text:list-item>
                  <text:p text:style-name="P14"><text:span text:style-name="Default_20_Paragraph_20_Font"><text:span text:style-name="T11">e.g. find an embarassing things that local govts did and see if there’s similar things going on</text:span></text:span></text:p>
                </text:list-item>
              </text:list>
            </text:list-item>
          </text:list>
        </text:list-item>
        <text:list-item>
          <text:p text:style-name="P14"><text:span text:style-name="Default_20_Paragraph_20_Font"><text:span text:style-name="T11">To show mechanism, show where the money goes to</text:span></text:span></text:p>
          <text:list>
            <text:list-item>
              <text:p text:style-name="P14"><text:span text:style-name="Default_20_Paragraph_20_Font"><text:span text:style-name="T11">Show that change happens to non-earmarked transfer</text:span></text:span></text:p>
            </text:list-item>
            <text:list-item>
              <text:p text:style-name="P14"><text:span text:style-name="Default_20_Paragraph_20_Font"><text:span text:style-name="T11">To public goods, projects that people want!</text:span></text:span></text:p>
            </text:list-item>
          </text:list>
        </text:list-item>
        <text:list-item>
          <text:p text:style-name="P14"><text:span text:style-name="Default_20_Paragraph_20_Font"><text:span text:style-name="T11">Also: show if media talks about it</text:span></text:span></text:p>
        </text:list-item>
        <text:list-item>
          <text:p text:style-name="P14"><text:span text:style-name="Default_20_Paragraph_20_Font"><text:span text:style-name="T11">Explain why regime should care about a vote share of 49% but not 51%</text:span></text:span></text:p>
          <text:list>
            <text:list-item>
              <text:p text:style-name="P14"><text:span text:style-name="Default_20_Paragraph_20_Font"><text:span text:style-name="T11">Answer: vote share is noisy, but a defeat is a clear signal</text:span></text:span></text:p>
              <text:list>
                <text:list-item>
                  <text:p text:style-name="P14"><text:span text:style-name="Default_20_Paragraph_20_Font"><text:span text:style-name="T11">e.g. a vote share of 55% may win in some places, but lose in some others</text:span></text:span></text:p>
                </text:list-item>
              </text:list>
            </text:list-item>
            <text:list-item>
              <text:p text:style-name="P14"><text:span text:style-name="Default_20_Paragraph_20_Font"><text:span text:style-name="T11">Answer: also say that government is not 100% rational</text:span></text:span></text:p>
            </text:list-item>
          </text:list>
        </text:list-item>
        <text:list-item>
          <text:p text:style-name="P14"><text:span text:style-name="Default_20_Paragraph_20_Font"><text:span text:style-name="T11">Need to give more context about elections</text:span></text:span></text:p>
        </text:list-item>
        <text:list-item>
          <text:p text:style-name="P14"><text:span text:style-name="Default_20_Paragraph_20_Font"><text:span text:style-name="T11">Try to use a model using vote share as the dependent variable (or a censored model)</text:span></text:span></text:p>
          <text:list>
            <text:list-item>
              <text:p text:style-name="P14"><text:span text:style-name="Default_20_Paragraph_20_Font"><text:span text:style-name="T11">Because the 51/49 story matters for the bureaucrat punishment story</text:span></text:span></text:p>
            </text:list-item>
          </text:list>
        </text:list-item>
        <text:list-item>
          <text:p text:style-name="P14"><text:span text:style-name="Default_20_Paragraph_20_Font"><text:span text:style-name="T11">Reword: placate vs punish</text:span></text:span></text:p>
        </text:list-item>
        <text:list-item>
          <text:p text:style-name="P14"><text:span text:style-name="Default_20_Paragraph_20_Font"><text:span text:style-name="T11">Specify specific variables that constitute the scope condition</text:span></text:span></text:p>
        </text:list-item>
      </text:list>
      <text:p text:style-name="P3"><text:span text:style-name="Default_20_Paragraph_20_Font"><text:span text:style-name="T2">Other notes</text:span></text:span></text:p>
      <text:list xml:id="list1194788035184685214" text:style-name="L12">
        <text:list-item>
          <text:p text:style-name="P15"><text:span text:style-name="Default_20_Paragraph_20_Font"><text:span text:style-name="T2">Talk about how Malesky theorizes that defeat is linked to provinces independence/fiscal strength &gt;&gt; reducing </text:span></text:span><text:span text:style-name="Default_20_Paragraph_20_Font"><text:span text:style-name="T6">independence</text:span></text:span><text:span text:style-name="Default_20_Paragraph_20_Font"><text:span text:style-name="T2"> helps</text:span></text:span></text:p>
        </text:list-item>
        <text:list-item>
          <text:p text:style-name="P15"><text:span text:style-name="Default_20_Paragraph_20_Font"><text:span text:style-name="T2">Maybe test some other strategies e.g. increase strength of candidate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Liberation Sans" style:font-size-asian="12pt" style:language-asian="zh" style:country-asian="CN" style:font-style-asian="normal" style:font-weight-asian="normal" style:font-name-complex="Liberation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Liberation Sans" style:font-size-asian="12pt" style:language-asian="zh" style:country-asian="CN" style:font-style-asian="normal" style:font-weight-asian="normal" style:font-name-complex="Liberation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Carlito" fo:font-family="Carlito" style:font-family-generic="swiss" style:font-pitch="variable" style:font-name-asian="Liberation Sans" style:font-family-asian="'Liberation Sans'" style:font-family-generic-asian="swiss" style:font-pitch-asian="variable" style:font-name-complex="Liberation Sans" style:font-family-complex="'Liberation Sans'" style:font-family-generic-complex="swiss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Microsoft Office</dc:title>
    <meta:initial-creator>Minh Trinh</meta:initial-creator>
    <meta:creation-date>2017-03-17T21:51:00Z</meta:creation-date>
    <dc:date>2017-03-19T19:00:06.015254552</dc:date>
    <meta:editing-cycles>18</meta:editing-cycles>
    <meta:editing-duration>PT2H33M42S</meta:editing-duration>
    <meta:document-statistic meta:table-count="0" meta:image-count="0" meta:object-count="0" meta:page-count="8" meta:paragraph-count="204" meta:word-count="2135" meta:character-count="12074" meta:non-whitespace-character-count="10328"/>
    <meta:template xlink:type="simple" xlink:actuate="onRequest" xlink:title="" xlink:href="./Microsoft%20Office.ott"/>
  </office:meta>
</office:document-meta>
</file>